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7.25cm" fo:min-width="25.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5cm" fo:min-width="2.6cm"/>
    </style:style>
    <style:style style:name="gr3" style:family="graphic" style:parent-style-name="standard">
      <style:graphic-properties draw:fill-color="#15a9ce" draw:textarea-horizontal-align="justify" draw:textarea-vertical-align="middle" draw:auto-grow-height="false" fo:min-height="1.646cm" fo:min-width="3.402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1.646cm" fo:min-width="3.402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1.646cm" fo:min-width="3.402cm"/>
    </style:style>
    <style:style style:name="gr6" style:family="graphic" style:parent-style-name="standard">
      <style:graphic-properties draw:fill-color="#92d13d" draw:textarea-horizontal-align="justify" draw:textarea-vertical-align="middle" draw:auto-grow-height="false" fo:min-height="1.646cm" fo:min-width="3.402cm"/>
    </style:style>
    <style:style style:name="gr7" style:family="graphic" style:parent-style-name="standard">
      <style:graphic-properties draw:fill-color="#33444c" draw:textarea-horizontal-align="justify" draw:textarea-vertical-align="middle" draw:auto-grow-height="false" fo:min-height="1.646cm" fo:min-width="3.402cm"/>
    </style:style>
    <style:style style:name="gr8" style:family="graphic" style:parent-style-name="standard">
      <style:graphic-properties draw:fill-color="#33444c" draw:textarea-horizontal-align="justify" draw:textarea-vertical-align="middle" draw:auto-grow-height="false" fo:min-height="1.646cm" fo:min-width="7.302cm"/>
    </style:style>
    <style:style style:name="gr9" style:family="graphic" style:parent-style-name="standard">
      <style:graphic-properties draw:fill-color="#33444c" draw:textarea-horizontal-align="justify" draw:textarea-vertical-align="middle" draw:auto-grow-height="false" fo:min-height="1.646cm" fo:min-width="5.496cm"/>
    </style:style>
    <style:style style:name="gr10" style:family="graphic" style:parent-style-name="standard">
      <style:graphic-properties draw:fill-color="#33444c" draw:textarea-horizontal-align="justify" draw:textarea-vertical-align="middle" draw:auto-grow-height="false" fo:min-height="1.646cm" fo:min-width="4.996cm"/>
    </style:style>
    <style:style style:name="gr11" style:family="graphic" style:parent-style-name="standard">
      <style:graphic-properties draw:fill-color="#33444c" draw:textarea-horizontal-align="justify" draw:textarea-vertical-align="middle" draw:auto-grow-height="false" fo:min-height="1.646cm" fo:min-width="5.902cm"/>
    </style:style>
    <style:style style:name="gr12" style:family="graphic" style:parent-style-name="standard">
      <style:graphic-properties draw:fill-color="#33444c" draw:textarea-horizontal-align="justify" draw:textarea-vertical-align="middle" draw:auto-grow-height="false" fo:min-height="1.646cm" fo:min-width="6.702cm"/>
    </style:style>
    <style:style style:name="gr13" style:family="graphic" style:parent-style-name="objectwithoutfill">
      <style:graphic-properties draw:stroke="dash" draw:stroke-dash="Gestrichelt_20__28_eigen_29_" svg:stroke-width="0.053cm" draw:marker-start-width="0.279cm" draw:marker-end="Line_20_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draw:stroke="solid" draw:stroke-dash="Gestrichelt_20__28_eigen_29_" svg:stroke-width="0.053cm" draw:marker-start-width="0.279cm" draw:marker-end="Line_20_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15a9ce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92d13d"/>
      <style:paragraph-properties fo:text-align="center"/>
    </style:style>
    <style:style style:name="P8" style:family="paragraph">
      <loext:graphic-properties draw:fill-color="#33444c"/>
      <style:paragraph-properties fo:text-align="center"/>
      <style:text-properties fo: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92d13d"/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-color="#ffff00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6.1cm" svg:height="7.5cm" svg:x="1.5cm" svg:y="1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1cm" svg:height="0.9cm" svg:x="1.5cm" svg:y="12cm">
            <text:p text:style-name="P2"><text:span text:style-name="T1">Images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4" xml:id="id9" draw:id="id9" draw:layer="layout" svg:width="4.106cm" svg:height="2.1cm" svg:x="2.494cm" svg:y="9.1cm">
          <text:p text:style-name="P2"><text:span text:style-name="T1">Backend</text:span></text:p>
          <text:p text:style-name="P2"><text:span text:style-name="T1">(backen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1" draw:id="id11" draw:layer="layout" svg:width="4.106cm" svg:height="2.1cm" svg:x="2.4cm" svg:y="1.1cm">
          <text:p text:style-name="P2"><text:span text:style-name="T1">Client</text:span></text:p>
          <text:p text:style-name="P2"><text:span text:style-name="T1">(clien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6" draw:id="id6" draw:layer="layout" svg:width="4.106cm" svg:height="2.1cm" svg:x="12.1cm" svg:y="9.1cm">
          <text:p text:style-name="P2"><text:span text:style-name="T1">Common</text:span></text:p>
          <text:p text:style-name="P2"><text:span text:style-name="T1">(commo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12" draw:id="id12" draw:layer="layout" svg:width="4.106cm" svg:height="2.1cm" svg:x="12.1cm" svg:y="5.1cm">
          <text:p text:style-name="P2"><text:span text:style-name="T1">Server</text:span></text:p>
          <text:p text:style-name="P2"><text:span text:style-name="T1">(serv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4" draw:id="id14" draw:layer="layout" svg:width="4.106cm" svg:height="2.1cm" svg:x="22.594cm" svg:y="1.1cm">
          <text:p text:style-name="P2"><text:span text:style-name="T1">Shared</text:span></text:p>
          <text:p text:style-name="P2"><text:span text:style-name="T1">(share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7" draw:id="id7" draw:layer="layout" svg:width="4.106cm" svg:height="2.1cm" svg:x="2.494cm" svg:y="13.1cm">
          <text:p text:style-name="P2"><text:span text:style-name="T2">ScalaFilter</text:span></text:p>
          <text:p text:style-name="P2"><text:span text:style-name="T2">(images/filt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" draw:id="id1" draw:layer="layout" svg:width="8.006cm" svg:height="2.1cm" svg:x="10.1cm" svg:y="13.1cm">
          <text:p text:style-name="P2"><text:span text:style-name="T2">ScalaGeneratorTemplate</text:span></text:p>
          <text:p text:style-name="P2"><text:span text:style-name="T2">(images/generator/templa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2" draw:id="id2" draw:layer="layout" svg:width="6.2cm" svg:height="2.1cm" svg:x="1.7cm" svg:y="17.1cm">
          <text:p text:style-name="P2"><text:span text:style-name="T2">BasicGenerator</text:span></text:p>
          <text:p text:style-name="P2"><text:span text:style-name="T2">(images/generator/basi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3" draw:id="id3" draw:layer="layout" svg:width="5.7cm" svg:height="2.1cm" svg:x="8.1cm" svg:y="17.1cm">
          <text:p text:style-name="P2"><text:span text:style-name="T2">FileGenerator</text:span></text:p>
          <text:p text:style-name="P2"><text:span text:style-name="T2">(images/generator/fi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4" draw:id="id4" draw:layer="layout" svg:width="6.606cm" svg:height="2.1cm" svg:x="13.994cm" svg:y="17.1cm">
          <text:p text:style-name="P2"><text:span text:style-name="T2">RemoteGenerator</text:span></text:p>
          <text:p text:style-name="P2"><text:span text:style-name="T2">(images/generator/remo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8" draw:id="id8" draw:layer="layout" svg:width="7.406cm" svg:height="2.1cm" svg:x="19.894cm" svg:y="13.1cm">
          <text:p text:style-name="P2"><text:span text:style-name="T2">MetaModelRelease</text:span></text:p>
          <text:p text:style-name="P2"><text:span text:style-name="T2">(images/metamodel/releas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5" draw:id="id5" draw:layer="layout" svg:width="6.606cm" svg:height="2.1cm" svg:x="20.8cm" svg:y="17.1cm">
          <text:p text:style-name="P2"><text:span text:style-name="T2">SpecificGenerator</text:span></text:p>
          <text:p text:style-name="P2"><text:span text:style-name="T2">(images/generator/specifi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9" draw:layer="layout" draw:type="line" svg:x1="14.103cm" svg:y1="15.2cm" svg:x2="4.8cm" svg:y2="17.1cm" draw:start-shape="id1" draw:start-glue-point="2" draw:end-shape="id2" draw:end-glue-point="0" svg:d="M14103 15200l-9303 1900" svg:viewBox="0 0 9304 1901">
          <text:p/>
        </draw:connector>
        <draw:connector draw:style-name="gr13" draw:text-style-name="P9" draw:layer="layout" draw:type="line" svg:x1="14.103cm" svg:y1="15.2cm" svg:x2="10.95cm" svg:y2="17.1cm" draw:start-shape="id1" draw:start-glue-point="2" draw:end-shape="id3" draw:end-glue-point="0" svg:d="M14103 15200l-3153 1900" svg:viewBox="0 0 3154 1901">
          <text:p/>
        </draw:connector>
        <draw:connector draw:style-name="gr13" draw:text-style-name="P9" draw:layer="layout" draw:type="line" svg:x1="14.103cm" svg:y1="15.2cm" svg:x2="17.297cm" svg:y2="17.1cm" draw:start-shape="id1" draw:start-glue-point="2" draw:end-shape="id4" draw:end-glue-point="0" svg:d="M14103 15200l3194 1900" svg:viewBox="0 0 3195 1901">
          <text:p/>
        </draw:connector>
        <draw:connector draw:style-name="gr13" draw:text-style-name="P9" draw:layer="layout" draw:type="line" svg:x1="14.103cm" svg:y1="15.2cm" svg:x2="24.103cm" svg:y2="17.1cm" draw:start-shape="id1" draw:start-glue-point="2" draw:end-shape="id5" draw:end-glue-point="0" svg:d="M14103 15200l10000 1900" svg:viewBox="0 0 10001 1901">
          <text:p/>
        </draw:connector>
        <draw:connector draw:style-name="gr13" draw:text-style-name="P9" draw:layer="layout" draw:type="line" svg:x1="14.153cm" svg:y1="11.2cm" svg:x2="14.103cm" svg:y2="13.1cm" draw:start-shape="id6" draw:start-glue-point="2" draw:end-shape="id1" svg:d="M14153 11200l-50 1900" svg:viewBox="0 0 51 1901">
          <text:p/>
        </draw:connector>
        <draw:connector draw:style-name="gr13" draw:text-style-name="P9" draw:layer="layout" draw:type="line" svg:x1="14.153cm" svg:y1="11.2cm" svg:x2="4.547cm" svg:y2="13.1cm" draw:start-shape="id6" draw:start-glue-point="2" draw:end-shape="id7" draw:end-glue-point="0" svg:d="M14153 11200l-9606 1900" svg:viewBox="0 0 9607 1901">
          <text:p/>
        </draw:connector>
        <draw:connector draw:style-name="gr13" draw:text-style-name="P9" draw:layer="layout" draw:type="line" svg:x1="14.153cm" svg:y1="11.2cm" svg:x2="23.597cm" svg:y2="13.1cm" draw:start-shape="id6" draw:start-glue-point="2" draw:end-shape="id8" draw:end-glue-point="0" svg:d="M14153 11200l9444 1900" svg:viewBox="0 0 9445 1901">
          <text:p/>
        </draw:connector>
        <draw:connector draw:style-name="gr13" draw:text-style-name="P9" draw:layer="layout" draw:type="line" svg:x1="12.1cm" svg:y1="10.15cm" svg:x2="6.6cm" svg:y2="10.15cm" draw:start-shape="id6" draw:start-glue-point="3" draw:end-shape="id9" svg:d="M12100 10150h-5500" svg:viewBox="0 0 5501 1">
          <text:p/>
        </draw:connector>
        <draw:connector draw:style-name="gr13" draw:text-style-name="P9" draw:layer="layout" draw:type="line" svg:x1="11.994cm" svg:y1="2.15cm" svg:x2="6.506cm" svg:y2="2.15cm" draw:start-shape="id10" draw:start-glue-point="3" draw:end-shape="id11" svg:d="M11994 2150h-5488" svg:viewBox="0 0 5489 1">
          <text:p/>
        </draw:connector>
        <draw:connector draw:style-name="gr13" draw:text-style-name="P9" draw:layer="layout" draw:type="line" svg:x1="14.153cm" svg:y1="9.1cm" svg:x2="14.153cm" svg:y2="7.2cm" draw:start-shape="id6" draw:end-shape="id12" draw:end-glue-point="2" svg:d="M14153 9100v-1900" svg:viewBox="0 0 1 1901">
          <text:p/>
        </draw:connector>
        <draw:connector draw:style-name="gr13" draw:text-style-name="P9" draw:layer="layout" draw:type="line" svg:x1="6.6cm" svg:y1="10.15cm" svg:x2="12.1cm" svg:y2="6.15cm" draw:start-shape="id9" draw:end-shape="id12" svg:d="M6600 10150l5500-4000" svg:viewBox="0 0 5501 4001">
          <text:p/>
        </draw:connector>
        <draw:connector draw:style-name="gr13" draw:text-style-name="P9" draw:layer="layout" draw:type="line" svg:x1="22.594cm" svg:y1="6.15cm" svg:x2="16.206cm" svg:y2="6.15cm" draw:start-shape="id13" draw:start-glue-point="3" draw:end-shape="id12" draw:end-glue-point="1" svg:d="M22594 6150h-6388" svg:viewBox="0 0 6389 1">
          <text:p/>
        </draw:connector>
        <draw:connector draw:style-name="gr14" draw:text-style-name="P9" draw:layer="layout" draw:type="line" svg:x1="6.506cm" svg:y1="2.15cm" svg:x2="12.1cm" svg:y2="6.15cm" draw:start-shape="id11" draw:end-shape="id12" draw:end-glue-point="3" svg:d="M6506 2150l5594 4000" svg:viewBox="0 0 5595 4001">
          <text:p/>
        </draw:connector>
        <draw:custom-shape draw:style-name="gr6" draw:text-style-name="P10" xml:id="id13" draw:id="id13" draw:layer="layout" svg:width="4.106cm" svg:height="2.1cm" svg:x="22.594cm" svg:y="5.1cm">
          <text:p text:style-name="P2"><text:span text:style-name="T1">SharedJv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xml:id="id10" draw:id="id10" draw:layer="layout" svg:width="4.106cm" svg:height="2.1cm" svg:x="11.994cm" svg:y="1.1cm">
          <text:p text:style-name="P2"><text:span text:style-name="T1">SharedJ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9" draw:layer="layout" draw:type="line" svg:x1="22.594cm" svg:y1="2.15cm" svg:x2="16.1cm" svg:y2="2.15cm" draw:start-shape="id14" draw:start-glue-point="3" draw:end-shape="id10" svg:d="M22594 2150h-6494" svg:viewBox="0 0 6495 1">
          <text:p/>
        </draw:connector>
        <draw:connector draw:style-name="gr13" draw:text-style-name="P9" draw:layer="layout" draw:type="line" svg:x1="24.647cm" svg:y1="3.2cm" svg:x2="24.647cm" svg:y2="5.1cm" draw:start-shape="id14" draw:start-glue-point="2" draw:end-shape="id13" svg:d="M24647 3200v1900" svg:viewBox="0 0 1 1901">
          <text:p/>
        </draw:connector>
        <draw:connector draw:style-name="gr13" draw:text-style-name="P9" draw:layer="layout" draw:type="line" svg:x1="14.153cm" svg:y1="11.2cm" svg:x2="4.814cm" svg:y2="17.109cm" draw:start-shape="id6" draw:start-glue-point="2" svg:d="M14153 11200l-9339 5909" svg:viewBox="0 0 9340 5910">
          <text:p/>
        </draw:connector>
        <draw:connector draw:style-name="gr13" draw:text-style-name="P9" draw:layer="layout" draw:type="line" svg:x1="14.164cm" svg:y1="11.196cm" svg:x2="10.95cm" svg:y2="17.1cm" draw:end-shape="id3" draw:end-glue-point="0" svg:d="M14164 11196l-3214 5904" svg:viewBox="0 0 3215 5905">
          <text:p/>
        </draw:connector>
        <draw:connector draw:style-name="gr13" draw:text-style-name="P9" draw:layer="layout" draw:type="line" svg:x1="14.167cm" svg:y1="11.185cm" svg:x2="17.297cm" svg:y2="17.1cm" draw:end-shape="id4" draw:end-glue-point="0" svg:d="M14167 11185l3130 5915" svg:viewBox="0 0 3131 5916">
          <text:p/>
        </draw:connector>
        <draw:connector draw:style-name="gr13" draw:text-style-name="P9" draw:layer="layout" draw:type="line" svg:x1="14.164cm" svg:y1="11.175cm" svg:x2="24.103cm" svg:y2="17.1cm" draw:end-shape="id5" draw:end-glue-point="0" svg:d="M14164 11175l9939 5925" svg:viewBox="0 0 9940 59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Gestrichelt_20__28_eigen_29_" draw:display-name="Gestrichelt (eigen)" draw:style="rect" draw:dots2="3" draw:dots2-length="0.5cm" draw:distance="0.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8:18:10.927130174</meta:creation-date>
    <dc:date>2018-03-18T15:37:32.428883933</dc:date>
    <meta:editing-duration>PT5H41M49S</meta:editing-duration>
    <meta:editing-cycles>11</meta:editing-cycles>
    <meta:generator>LibreOffice/5.1.6.2$Linux_X86_64 LibreOffice_project/10m0$Build-2</meta:generator>
    <meta:document-statistic meta:object-count="36"/>
  </office:meta>
</office:document-meta>
</file>